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8_10:43:1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202029" calcext:value-type="float">
            <text:p>202029</text:p>
          </table:table-cell>
          <table:table-cell office:value-type="float" office:value="155023" calcext:value-type="float">
            <text:p>155023</text:p>
          </table:table-cell>
          <table:table-cell office:value-type="float" office:value="47006" calcext:value-type="float">
            <text:p>47006</text:p>
          </table:table-cell>
          <table:table-cell/>
          <table:table-cell office:value-type="float" office:value="190414" calcext:value-type="float">
            <text:p>190414</text:p>
          </table:table-cell>
          <table:table-cell office:value-type="float" office:value="99820" calcext:value-type="float">
            <text:p>99820</text:p>
          </table:table-cell>
          <table:table-cell office:value-type="float" office:value="90594" calcext:value-type="float">
            <text:p>90594</text:p>
          </table:table-cell>
          <table:table-cell/>
          <table:table-cell office:value-type="float" office:value="443503" calcext:value-type="float">
            <text:p>443503</text:p>
          </table:table-cell>
          <table:table-cell office:value-type="float" office:value="199238" calcext:value-type="float">
            <text:p>199238</text:p>
          </table:table-cell>
          <table:table-cell office:value-type="float" office:value="244265" calcext:value-type="float">
            <text:p>244265</text:p>
          </table:table-cell>
          <table:table-cell/>
          <table:table-cell table:formula="of:=[.M2]/([.E2]+[.I2]+[.M2])" office:value-type="percentage" office:value="0.63966323177039" calcext:value-type="percentage">
            <text:p>63.97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13905" calcext:value-type="float">
            <text:p>113905</text:p>
          </table:table-cell>
          <table:table-cell office:value-type="float" office:value="64818" calcext:value-type="float">
            <text:p>64818</text:p>
          </table:table-cell>
          <table:table-cell office:value-type="float" office:value="49087" calcext:value-type="float">
            <text:p>49087</text:p>
          </table:table-cell>
          <table:table-cell/>
          <table:table-cell office:value-type="float" office:value="166267" calcext:value-type="float">
            <text:p>166267</text:p>
          </table:table-cell>
          <table:table-cell office:value-type="float" office:value="77826" calcext:value-type="float">
            <text:p>77826</text:p>
          </table:table-cell>
          <table:table-cell office:value-type="float" office:value="88441" calcext:value-type="float">
            <text:p>88441</text:p>
          </table:table-cell>
          <table:table-cell/>
          <table:table-cell office:value-type="float" office:value="435185" calcext:value-type="float">
            <text:p>435185</text:p>
          </table:table-cell>
          <table:table-cell office:value-type="float" office:value="197116" calcext:value-type="float">
            <text:p>197116</text:p>
          </table:table-cell>
          <table:table-cell office:value-type="float" office:value="238069" calcext:value-type="float">
            <text:p>238069</text:p>
          </table:table-cell>
          <table:table-cell/>
          <table:table-cell table:formula="of:=[.M3]/([.E3]+[.I3]+[.M3])" office:value-type="percentage" office:value="0.633841590854027" calcext:value-type="percentage">
            <text:p>63.38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101333" calcext:value-type="float">
            <text:p>101333</text:p>
          </table:table-cell>
          <table:table-cell office:value-type="float" office:value="56601" calcext:value-type="float">
            <text:p>56601</text:p>
          </table:table-cell>
          <table:table-cell office:value-type="float" office:value="44732" calcext:value-type="float">
            <text:p>44732</text:p>
          </table:table-cell>
          <table:table-cell/>
          <table:table-cell office:value-type="float" office:value="161929" calcext:value-type="float">
            <text:p>161929</text:p>
          </table:table-cell>
          <table:table-cell office:value-type="float" office:value="75380" calcext:value-type="float">
            <text:p>75380</text:p>
          </table:table-cell>
          <table:table-cell office:value-type="float" office:value="86549" calcext:value-type="float">
            <text:p>86549</text:p>
          </table:table-cell>
          <table:table-cell/>
          <table:table-cell office:value-type="float" office:value="436785" calcext:value-type="float">
            <text:p>436785</text:p>
          </table:table-cell>
          <table:table-cell office:value-type="float" office:value="197757" calcext:value-type="float">
            <text:p>197757</text:p>
          </table:table-cell>
          <table:table-cell office:value-type="float" office:value="239028" calcext:value-type="float">
            <text:p>239028</text:p>
          </table:table-cell>
          <table:table-cell/>
          <table:table-cell table:formula="of:=[.M4]/([.E4]+[.I4]+[.M4])" office:value-type="percentage" office:value="0.645482556459605" calcext:value-type="percentage">
            <text:p>64.55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03326" calcext:value-type="float">
            <text:p>103326</text:p>
          </table:table-cell>
          <table:table-cell office:value-type="float" office:value="57019" calcext:value-type="float">
            <text:p>57019</text:p>
          </table:table-cell>
          <table:table-cell office:value-type="float" office:value="46307" calcext:value-type="float">
            <text:p>46307</text:p>
          </table:table-cell>
          <table:table-cell/>
          <table:table-cell office:value-type="float" office:value="161480" calcext:value-type="float">
            <text:p>161480</text:p>
          </table:table-cell>
          <table:table-cell office:value-type="float" office:value="74051" calcext:value-type="float">
            <text:p>74051</text:p>
          </table:table-cell>
          <table:table-cell office:value-type="float" office:value="87429" calcext:value-type="float">
            <text:p>87429</text:p>
          </table:table-cell>
          <table:table-cell/>
          <table:table-cell office:value-type="float" office:value="436059" calcext:value-type="float">
            <text:p>436059</text:p>
          </table:table-cell>
          <table:table-cell office:value-type="float" office:value="197982" calcext:value-type="float">
            <text:p>197982</text:p>
          </table:table-cell>
          <table:table-cell office:value-type="float" office:value="238077" calcext:value-type="float">
            <text:p>238077</text:p>
          </table:table-cell>
          <table:table-cell/>
          <table:table-cell table:formula="of:=[.M5]/([.E5]+[.I5]+[.M5])" office:value-type="percentage" office:value="0.640313813664396" calcext:value-type="percentage">
            <text:p>64.03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06166" calcext:value-type="float">
            <text:p>106166</text:p>
          </table:table-cell>
          <table:table-cell office:value-type="float" office:value="58508" calcext:value-type="float">
            <text:p>58508</text:p>
          </table:table-cell>
          <table:table-cell office:value-type="float" office:value="47658" calcext:value-type="float">
            <text:p>47658</text:p>
          </table:table-cell>
          <table:table-cell/>
          <table:table-cell office:value-type="float" office:value="166419" calcext:value-type="float">
            <text:p>166419</text:p>
          </table:table-cell>
          <table:table-cell office:value-type="float" office:value="76565" calcext:value-type="float">
            <text:p>76565</text:p>
          </table:table-cell>
          <table:table-cell office:value-type="float" office:value="89854" calcext:value-type="float">
            <text:p>89854</text:p>
          </table:table-cell>
          <table:table-cell/>
          <table:table-cell office:value-type="float" office:value="438710" calcext:value-type="float">
            <text:p>438710</text:p>
          </table:table-cell>
          <table:table-cell office:value-type="float" office:value="199160" calcext:value-type="float">
            <text:p>199160</text:p>
          </table:table-cell>
          <table:table-cell office:value-type="float" office:value="239550" calcext:value-type="float">
            <text:p>239550</text:p>
          </table:table-cell>
          <table:table-cell/>
          <table:table-cell table:formula="of:=[.M6]/([.E6]+[.I6]+[.M6])" office:value-type="percentage" office:value="0.63530666044311" calcext:value-type="percentage">
            <text:p>63.53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109694" calcext:value-type="float">
            <text:p>109694</text:p>
          </table:table-cell>
          <table:table-cell office:value-type="float" office:value="63005" calcext:value-type="float">
            <text:p>63005</text:p>
          </table:table-cell>
          <table:table-cell office:value-type="float" office:value="46689" calcext:value-type="float">
            <text:p>46689</text:p>
          </table:table-cell>
          <table:table-cell/>
          <table:table-cell office:value-type="float" office:value="163259" calcext:value-type="float">
            <text:p>163259</text:p>
          </table:table-cell>
          <table:table-cell office:value-type="float" office:value="76966" calcext:value-type="float">
            <text:p>76966</text:p>
          </table:table-cell>
          <table:table-cell office:value-type="float" office:value="86293" calcext:value-type="float">
            <text:p>86293</text:p>
          </table:table-cell>
          <table:table-cell/>
          <table:table-cell office:value-type="float" office:value="456872" calcext:value-type="float">
            <text:p>456872</text:p>
          </table:table-cell>
          <table:table-cell office:value-type="float" office:value="206949" calcext:value-type="float">
            <text:p>206949</text:p>
          </table:table-cell>
          <table:table-cell office:value-type="float" office:value="249923" calcext:value-type="float">
            <text:p>249923</text:p>
          </table:table-cell>
          <table:table-cell/>
          <table:table-cell table:formula="of:=[.M7]/([.E7]+[.I7]+[.M7])" office:value-type="percentage" office:value="0.652702367427952" calcext:value-type="percentage">
            <text:p>65.27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107336" calcext:value-type="float">
            <text:p>107336</text:p>
          </table:table-cell>
          <table:table-cell office:value-type="float" office:value="62349" calcext:value-type="float">
            <text:p>62349</text:p>
          </table:table-cell>
          <table:table-cell office:value-type="float" office:value="44987" calcext:value-type="float">
            <text:p>44987</text:p>
          </table:table-cell>
          <table:table-cell/>
          <table:table-cell office:value-type="float" office:value="160309" calcext:value-type="float">
            <text:p>160309</text:p>
          </table:table-cell>
          <table:table-cell office:value-type="float" office:value="75179" calcext:value-type="float">
            <text:p>75179</text:p>
          </table:table-cell>
          <table:table-cell office:value-type="float" office:value="85130" calcext:value-type="float">
            <text:p>85130</text:p>
          </table:table-cell>
          <table:table-cell/>
          <table:table-cell office:value-type="float" office:value="455683" calcext:value-type="float">
            <text:p>455683</text:p>
          </table:table-cell>
          <table:table-cell office:value-type="float" office:value="206572" calcext:value-type="float">
            <text:p>206572</text:p>
          </table:table-cell>
          <table:table-cell office:value-type="float" office:value="249111" calcext:value-type="float">
            <text:p>249111</text:p>
          </table:table-cell>
          <table:table-cell/>
          <table:table-cell table:formula="of:=[.M8]/([.E8]+[.I8]+[.M8])" office:value-type="percentage" office:value="0.656889786619131" calcext:value-type="percentage">
            <text:p>65.69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105944" calcext:value-type="float">
            <text:p>105944</text:p>
          </table:table-cell>
          <table:table-cell office:value-type="float" office:value="61552" calcext:value-type="float">
            <text:p>61552</text:p>
          </table:table-cell>
          <table:table-cell office:value-type="float" office:value="44392" calcext:value-type="float">
            <text:p>44392</text:p>
          </table:table-cell>
          <table:table-cell/>
          <table:table-cell office:value-type="float" office:value="158515" calcext:value-type="float">
            <text:p>158515</text:p>
          </table:table-cell>
          <table:table-cell office:value-type="float" office:value="74688" calcext:value-type="float">
            <text:p>74688</text:p>
          </table:table-cell>
          <table:table-cell office:value-type="float" office:value="83827" calcext:value-type="float">
            <text:p>83827</text:p>
          </table:table-cell>
          <table:table-cell/>
          <table:table-cell office:value-type="float" office:value="458727" calcext:value-type="float">
            <text:p>458727</text:p>
          </table:table-cell>
          <table:table-cell office:value-type="float" office:value="207887" calcext:value-type="float">
            <text:p>207887</text:p>
          </table:table-cell>
          <table:table-cell office:value-type="float" office:value="250840" calcext:value-type="float">
            <text:p>250840</text:p>
          </table:table-cell>
          <table:table-cell/>
          <table:table-cell table:formula="of:=[.M9]/([.E9]+[.I9]+[.M9])" office:value-type="percentage" office:value="0.66174395015024" calcext:value-type="percentage">
            <text:p>66.17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112006" calcext:value-type="float">
            <text:p>112006</text:p>
          </table:table-cell>
          <table:table-cell office:value-type="float" office:value="64828" calcext:value-type="float">
            <text:p>64828</text:p>
          </table:table-cell>
          <table:table-cell office:value-type="float" office:value="47178" calcext:value-type="float">
            <text:p>47178</text:p>
          </table:table-cell>
          <table:table-cell/>
          <table:table-cell office:value-type="float" office:value="163309" calcext:value-type="float">
            <text:p>163309</text:p>
          </table:table-cell>
          <table:table-cell office:value-type="float" office:value="76952" calcext:value-type="float">
            <text:p>76952</text:p>
          </table:table-cell>
          <table:table-cell office:value-type="float" office:value="86357" calcext:value-type="float">
            <text:p>86357</text:p>
          </table:table-cell>
          <table:table-cell/>
          <table:table-cell office:value-type="float" office:value="452594" calcext:value-type="float">
            <text:p>452594</text:p>
          </table:table-cell>
          <table:table-cell office:value-type="float" office:value="204978" calcext:value-type="float">
            <text:p>204978</text:p>
          </table:table-cell>
          <table:table-cell office:value-type="float" office:value="247616" calcext:value-type="float">
            <text:p>247616</text:p>
          </table:table-cell>
          <table:table-cell/>
          <table:table-cell table:formula="of:=[.M10]/([.E10]+[.I10]+[.M10])" office:value-type="percentage" office:value="0.649653287017481" calcext:value-type="percentage">
            <text:p>64.97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09192" calcext:value-type="float">
            <text:p>109192</text:p>
          </table:table-cell>
          <table:table-cell office:value-type="float" office:value="62989" calcext:value-type="float">
            <text:p>62989</text:p>
          </table:table-cell>
          <table:table-cell office:value-type="float" office:value="46203" calcext:value-type="float">
            <text:p>46203</text:p>
          </table:table-cell>
          <table:table-cell/>
          <table:table-cell office:value-type="float" office:value="162483" calcext:value-type="float">
            <text:p>162483</text:p>
          </table:table-cell>
          <table:table-cell office:value-type="float" office:value="75136" calcext:value-type="float">
            <text:p>75136</text:p>
          </table:table-cell>
          <table:table-cell office:value-type="float" office:value="87347" calcext:value-type="float">
            <text:p>87347</text:p>
          </table:table-cell>
          <table:table-cell/>
          <table:table-cell office:value-type="float" office:value="449282" calcext:value-type="float">
            <text:p>449282</text:p>
          </table:table-cell>
          <table:table-cell office:value-type="float" office:value="203406" calcext:value-type="float">
            <text:p>203406</text:p>
          </table:table-cell>
          <table:table-cell office:value-type="float" office:value="245876" calcext:value-type="float">
            <text:p>245876</text:p>
          </table:table-cell>
          <table:table-cell/>
          <table:table-cell table:formula="of:=[.M11]/([.E11]+[.I11]+[.M11])" office:value-type="percentage" office:value="0.64802095797336" calcext:value-type="percentage">
            <text:p>64.80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96044" calcext:value-type="float">
            <text:p>96044</text:p>
          </table:table-cell>
          <table:table-cell office:value-type="float" office:value="53539" calcext:value-type="float">
            <text:p>53539</text:p>
          </table:table-cell>
          <table:table-cell office:value-type="float" office:value="42505" calcext:value-type="float">
            <text:p>42505</text:p>
          </table:table-cell>
          <table:table-cell/>
          <table:table-cell office:value-type="float" office:value="153359" calcext:value-type="float">
            <text:p>153359</text:p>
          </table:table-cell>
          <table:table-cell office:value-type="float" office:value="70103" calcext:value-type="float">
            <text:p>70103</text:p>
          </table:table-cell>
          <table:table-cell office:value-type="float" office:value="83256" calcext:value-type="float">
            <text:p>83256</text:p>
          </table:table-cell>
          <table:table-cell/>
          <table:table-cell office:value-type="float" office:value="436820" calcext:value-type="float">
            <text:p>436820</text:p>
          </table:table-cell>
          <table:table-cell office:value-type="float" office:value="197694" calcext:value-type="float">
            <text:p>197694</text:p>
          </table:table-cell>
          <table:table-cell office:value-type="float" office:value="239126" calcext:value-type="float">
            <text:p>239126</text:p>
          </table:table-cell>
          <table:table-cell/>
          <table:table-cell table:formula="of:=[.M12]/([.E12]+[.I12]+[.M12])" office:value-type="percentage" office:value="0.65534261291852" calcext:value-type="percentage">
            <text:p>65.53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102110" calcext:value-type="float">
            <text:p>102110</text:p>
          </table:table-cell>
          <table:table-cell office:value-type="float" office:value="60073" calcext:value-type="float">
            <text:p>60073</text:p>
          </table:table-cell>
          <table:table-cell office:value-type="float" office:value="42037" calcext:value-type="float">
            <text:p>42037</text:p>
          </table:table-cell>
          <table:table-cell/>
          <table:table-cell office:value-type="float" office:value="155609" calcext:value-type="float">
            <text:p>155609</text:p>
          </table:table-cell>
          <table:table-cell office:value-type="float" office:value="74059" calcext:value-type="float">
            <text:p>74059</text:p>
          </table:table-cell>
          <table:table-cell office:value-type="float" office:value="81550" calcext:value-type="float">
            <text:p>81550</text:p>
          </table:table-cell>
          <table:table-cell/>
          <table:table-cell office:value-type="float" office:value="456120" calcext:value-type="float">
            <text:p>456120</text:p>
          </table:table-cell>
          <table:table-cell office:value-type="float" office:value="206378" calcext:value-type="float">
            <text:p>206378</text:p>
          </table:table-cell>
          <table:table-cell office:value-type="float" office:value="249742" calcext:value-type="float">
            <text:p>249742</text:p>
          </table:table-cell>
          <table:table-cell/>
          <table:table-cell table:formula="of:=[.M13]/([.E13]+[.I13]+[.M13])" office:value-type="percentage" office:value="0.668959550423353" calcext:value-type="percentage">
            <text:p>66.90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03632" calcext:value-type="float">
            <text:p>103632</text:p>
          </table:table-cell>
          <table:table-cell office:value-type="float" office:value="59329" calcext:value-type="float">
            <text:p>59329</text:p>
          </table:table-cell>
          <table:table-cell office:value-type="float" office:value="44303" calcext:value-type="float">
            <text:p>44303</text:p>
          </table:table-cell>
          <table:table-cell/>
          <table:table-cell office:value-type="float" office:value="158455" calcext:value-type="float">
            <text:p>158455</text:p>
          </table:table-cell>
          <table:table-cell office:value-type="float" office:value="74165" calcext:value-type="float">
            <text:p>74165</text:p>
          </table:table-cell>
          <table:table-cell office:value-type="float" office:value="84290" calcext:value-type="float">
            <text:p>84290</text:p>
          </table:table-cell>
          <table:table-cell/>
          <table:table-cell office:value-type="float" office:value="456176" calcext:value-type="float">
            <text:p>456176</text:p>
          </table:table-cell>
          <table:table-cell office:value-type="float" office:value="207098" calcext:value-type="float">
            <text:p>207098</text:p>
          </table:table-cell>
          <table:table-cell office:value-type="float" office:value="249078" calcext:value-type="float">
            <text:p>249078</text:p>
          </table:table-cell>
          <table:table-cell/>
          <table:table-cell table:formula="of:=[.M14]/([.E14]+[.I14]+[.M14])" office:value-type="percentage" office:value="0.659510526357597" calcext:value-type="percentage">
            <text:p>65.95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104511" calcext:value-type="float">
            <text:p>104511</text:p>
          </table:table-cell>
          <table:table-cell office:value-type="float" office:value="58812" calcext:value-type="float">
            <text:p>58812</text:p>
          </table:table-cell>
          <table:table-cell office:value-type="float" office:value="45699" calcext:value-type="float">
            <text:p>45699</text:p>
          </table:table-cell>
          <table:table-cell/>
          <table:table-cell office:value-type="float" office:value="158971" calcext:value-type="float">
            <text:p>158971</text:p>
          </table:table-cell>
          <table:table-cell office:value-type="float" office:value="73348" calcext:value-type="float">
            <text:p>73348</text:p>
          </table:table-cell>
          <table:table-cell office:value-type="float" office:value="85623" calcext:value-type="float">
            <text:p>85623</text:p>
          </table:table-cell>
          <table:table-cell/>
          <table:table-cell office:value-type="float" office:value="455710" calcext:value-type="float">
            <text:p>455710</text:p>
          </table:table-cell>
          <table:table-cell office:value-type="float" office:value="206501" calcext:value-type="float">
            <text:p>206501</text:p>
          </table:table-cell>
          <table:table-cell office:value-type="float" office:value="249209" calcext:value-type="float">
            <text:p>249209</text:p>
          </table:table-cell>
          <table:table-cell/>
          <table:table-cell table:formula="of:=[.M15]/([.E15]+[.I15]+[.M15])" office:value-type="percentage" office:value="0.654898024076882" calcext:value-type="percentage">
            <text:p>65.49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68113" calcext:value-type="float">
            <text:p>168113</text:p>
          </table:table-cell>
          <table:table-cell office:value-type="float" office:value="122845" calcext:value-type="float">
            <text:p>122845</text:p>
          </table:table-cell>
          <table:table-cell office:value-type="float" office:value="45268" calcext:value-type="float">
            <text:p>45268</text:p>
          </table:table-cell>
          <table:table-cell/>
          <table:table-cell office:value-type="float" office:value="167900" calcext:value-type="float">
            <text:p>167900</text:p>
          </table:table-cell>
          <table:table-cell office:value-type="float" office:value="80889" calcext:value-type="float">
            <text:p>80889</text:p>
          </table:table-cell>
          <table:table-cell office:value-type="float" office:value="87011" calcext:value-type="float">
            <text:p>87011</text:p>
          </table:table-cell>
          <table:table-cell/>
          <table:table-cell office:value-type="float" office:value="442024" calcext:value-type="float">
            <text:p>442024</text:p>
          </table:table-cell>
          <table:table-cell office:value-type="float" office:value="201764" calcext:value-type="float">
            <text:p>201764</text:p>
          </table:table-cell>
          <table:table-cell office:value-type="float" office:value="240260" calcext:value-type="float">
            <text:p>240260</text:p>
          </table:table-cell>
          <table:table-cell/>
          <table:table-cell table:formula="of:=[.M16]/([.E16]+[.I16]+[.M16])" office:value-type="percentage" office:value="0.644925766161395" calcext:value-type="percentage">
            <text:p>64.49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01893" calcext:value-type="float">
            <text:p>101893</text:p>
          </table:table-cell>
          <table:table-cell office:value-type="float" office:value="57736" calcext:value-type="float">
            <text:p>57736</text:p>
          </table:table-cell>
          <table:table-cell office:value-type="float" office:value="44157" calcext:value-type="float">
            <text:p>44157</text:p>
          </table:table-cell>
          <table:table-cell/>
          <table:table-cell office:value-type="float" office:value="159458" calcext:value-type="float">
            <text:p>159458</text:p>
          </table:table-cell>
          <table:table-cell office:value-type="float" office:value="74669" calcext:value-type="float">
            <text:p>74669</text:p>
          </table:table-cell>
          <table:table-cell office:value-type="float" office:value="84789" calcext:value-type="float">
            <text:p>84789</text:p>
          </table:table-cell>
          <table:table-cell/>
          <table:table-cell office:value-type="float" office:value="442331" calcext:value-type="float">
            <text:p>442331</text:p>
          </table:table-cell>
          <table:table-cell office:value-type="float" office:value="200487" calcext:value-type="float">
            <text:p>200487</text:p>
          </table:table-cell>
          <table:table-cell office:value-type="float" office:value="241844" calcext:value-type="float">
            <text:p>241844</text:p>
          </table:table-cell>
          <table:table-cell/>
          <table:table-cell table:formula="of:=[.M17]/([.E17]+[.I17]+[.M17])" office:value-type="percentage" office:value="0.652239812292672" calcext:value-type="percentage">
            <text:p>65.22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102728" calcext:value-type="float">
            <text:p>102728</text:p>
          </table:table-cell>
          <table:table-cell office:value-type="float" office:value="58726" calcext:value-type="float">
            <text:p>58726</text:p>
          </table:table-cell>
          <table:table-cell office:value-type="float" office:value="44002" calcext:value-type="float">
            <text:p>44002</text:p>
          </table:table-cell>
          <table:table-cell/>
          <table:table-cell office:value-type="float" office:value="160813" calcext:value-type="float">
            <text:p>160813</text:p>
          </table:table-cell>
          <table:table-cell office:value-type="float" office:value="75868" calcext:value-type="float">
            <text:p>75868</text:p>
          </table:table-cell>
          <table:table-cell office:value-type="float" office:value="84945" calcext:value-type="float">
            <text:p>84945</text:p>
          </table:table-cell>
          <table:table-cell/>
          <table:table-cell office:value-type="float" office:value="441952" calcext:value-type="float">
            <text:p>441952</text:p>
          </table:table-cell>
          <table:table-cell office:value-type="float" office:value="200993" calcext:value-type="float">
            <text:p>200993</text:p>
          </table:table-cell>
          <table:table-cell office:value-type="float" office:value="240959" calcext:value-type="float">
            <text:p>240959</text:p>
          </table:table-cell>
          <table:table-cell/>
          <table:table-cell table:formula="of:=[.M18]/([.E18]+[.I18]+[.M18])" office:value-type="percentage" office:value="0.65140603288403" calcext:value-type="percentage">
            <text:p>65.14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01010" calcext:value-type="float">
            <text:p>101010</text:p>
          </table:table-cell>
          <table:table-cell office:value-type="float" office:value="55659" calcext:value-type="float">
            <text:p>55659</text:p>
          </table:table-cell>
          <table:table-cell office:value-type="float" office:value="45351" calcext:value-type="float">
            <text:p>45351</text:p>
          </table:table-cell>
          <table:table-cell/>
          <table:table-cell office:value-type="float" office:value="160178" calcext:value-type="float">
            <text:p>160178</text:p>
          </table:table-cell>
          <table:table-cell office:value-type="float" office:value="73931" calcext:value-type="float">
            <text:p>73931</text:p>
          </table:table-cell>
          <table:table-cell office:value-type="float" office:value="86247" calcext:value-type="float">
            <text:p>86247</text:p>
          </table:table-cell>
          <table:table-cell/>
          <table:table-cell office:value-type="float" office:value="438310" calcext:value-type="float">
            <text:p>438310</text:p>
          </table:table-cell>
          <table:table-cell office:value-type="float" office:value="198811" calcext:value-type="float">
            <text:p>198811</text:p>
          </table:table-cell>
          <table:table-cell office:value-type="float" office:value="239499" calcext:value-type="float">
            <text:p>239499</text:p>
          </table:table-cell>
          <table:table-cell/>
          <table:table-cell table:formula="of:=[.M19]/([.E19]+[.I19]+[.M19])" office:value-type="percentage" office:value="0.645381126767395" calcext:value-type="percentage">
            <text:p>64.54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05702" calcext:value-type="float">
            <text:p>105702</text:p>
          </table:table-cell>
          <table:table-cell office:value-type="float" office:value="58514" calcext:value-type="float">
            <text:p>58514</text:p>
          </table:table-cell>
          <table:table-cell office:value-type="float" office:value="47188" calcext:value-type="float">
            <text:p>47188</text:p>
          </table:table-cell>
          <table:table-cell/>
          <table:table-cell office:value-type="float" office:value="167365" calcext:value-type="float">
            <text:p>167365</text:p>
          </table:table-cell>
          <table:table-cell office:value-type="float" office:value="77798" calcext:value-type="float">
            <text:p>77798</text:p>
          </table:table-cell>
          <table:table-cell office:value-type="float" office:value="89567" calcext:value-type="float">
            <text:p>89567</text:p>
          </table:table-cell>
          <table:table-cell/>
          <table:table-cell office:value-type="float" office:value="433073" calcext:value-type="float">
            <text:p>433073</text:p>
          </table:table-cell>
          <table:table-cell office:value-type="float" office:value="195430" calcext:value-type="float">
            <text:p>195430</text:p>
          </table:table-cell>
          <table:table-cell office:value-type="float" office:value="237643" calcext:value-type="float">
            <text:p>237643</text:p>
          </table:table-cell>
          <table:table-cell/>
          <table:table-cell table:formula="of:=[.M20]/([.E20]+[.I20]+[.M20])" office:value-type="percentage" office:value="0.634733625713813" calcext:value-type="percentage">
            <text:p>63.47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02355" calcext:value-type="float">
            <text:p>102355</text:p>
          </table:table-cell>
          <table:table-cell office:value-type="float" office:value="55040" calcext:value-type="float">
            <text:p>55040</text:p>
          </table:table-cell>
          <table:table-cell office:value-type="float" office:value="47315" calcext:value-type="float">
            <text:p>47315</text:p>
          </table:table-cell>
          <table:table-cell/>
          <table:table-cell office:value-type="float" office:value="159599" calcext:value-type="float">
            <text:p>159599</text:p>
          </table:table-cell>
          <table:table-cell office:value-type="float" office:value="72455" calcext:value-type="float">
            <text:p>72455</text:p>
          </table:table-cell>
          <table:table-cell office:value-type="float" office:value="87144" calcext:value-type="float">
            <text:p>87144</text:p>
          </table:table-cell>
          <table:table-cell/>
          <table:table-cell office:value-type="float" office:value="432500" calcext:value-type="float">
            <text:p>432500</text:p>
          </table:table-cell>
          <table:table-cell office:value-type="float" office:value="196321" calcext:value-type="float">
            <text:p>196321</text:p>
          </table:table-cell>
          <table:table-cell office:value-type="float" office:value="236179" calcext:value-type="float">
            <text:p>236179</text:p>
          </table:table-cell>
          <table:table-cell/>
          <table:table-cell table:formula="of:=[.M21]/([.E21]+[.I21]+[.M21])" office:value-type="percentage" office:value="0.637222842773812" calcext:value-type="percentage">
            <text:p>63.72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93858" calcext:value-type="float">
            <text:p>93858</text:p>
          </table:table-cell>
          <table:table-cell office:value-type="float" office:value="50520" calcext:value-type="float">
            <text:p>50520</text:p>
          </table:table-cell>
          <table:table-cell office:value-type="float" office:value="43338" calcext:value-type="float">
            <text:p>43338</text:p>
          </table:table-cell>
          <table:table-cell/>
          <table:table-cell office:value-type="float" office:value="151822" calcext:value-type="float">
            <text:p>151822</text:p>
          </table:table-cell>
          <table:table-cell office:value-type="float" office:value="68683" calcext:value-type="float">
            <text:p>68683</text:p>
          </table:table-cell>
          <table:table-cell office:value-type="float" office:value="83139" calcext:value-type="float">
            <text:p>83139</text:p>
          </table:table-cell>
          <table:table-cell/>
          <table:table-cell office:value-type="float" office:value="436608" calcext:value-type="float">
            <text:p>436608</text:p>
          </table:table-cell>
          <table:table-cell office:value-type="float" office:value="198146" calcext:value-type="float">
            <text:p>198146</text:p>
          </table:table-cell>
          <table:table-cell office:value-type="float" office:value="238462" calcext:value-type="float">
            <text:p>238462</text:p>
          </table:table-cell>
          <table:table-cell/>
          <table:table-cell table:formula="of:=[.M22]/([.E22]+[.I22]+[.M22])" office:value-type="percentage" office:value="0.6534297512735" calcext:value-type="percentage">
            <text:p>65.34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101482" calcext:value-type="float">
            <text:p>101482</text:p>
          </table:table-cell>
          <table:table-cell office:value-type="float" office:value="54657" calcext:value-type="float">
            <text:p>54657</text:p>
          </table:table-cell>
          <table:table-cell office:value-type="float" office:value="46825" calcext:value-type="float">
            <text:p>46825</text:p>
          </table:table-cell>
          <table:table-cell/>
          <table:table-cell office:value-type="float" office:value="159786" calcext:value-type="float">
            <text:p>159786</text:p>
          </table:table-cell>
          <table:table-cell office:value-type="float" office:value="73152" calcext:value-type="float">
            <text:p>73152</text:p>
          </table:table-cell>
          <table:table-cell office:value-type="float" office:value="86634" calcext:value-type="float">
            <text:p>86634</text:p>
          </table:table-cell>
          <table:table-cell/>
          <table:table-cell office:value-type="float" office:value="434655" calcext:value-type="float">
            <text:p>434655</text:p>
          </table:table-cell>
          <table:table-cell office:value-type="float" office:value="198042" calcext:value-type="float">
            <text:p>198042</text:p>
          </table:table-cell>
          <table:table-cell office:value-type="float" office:value="236613" calcext:value-type="float">
            <text:p>236613</text:p>
          </table:table-cell>
          <table:table-cell/>
          <table:table-cell table:formula="of:=[.M23]/([.E23]+[.I23]+[.M23])" office:value-type="percentage" office:value="0.63937017661428" calcext:value-type="percentage">
            <text:p>63.94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102894" calcext:value-type="float">
            <text:p>102894</text:p>
          </table:table-cell>
          <table:table-cell office:value-type="float" office:value="57250" calcext:value-type="float">
            <text:p>57250</text:p>
          </table:table-cell>
          <table:table-cell office:value-type="float" office:value="45644" calcext:value-type="float">
            <text:p>45644</text:p>
          </table:table-cell>
          <table:table-cell/>
          <table:table-cell office:value-type="float" office:value="161058" calcext:value-type="float">
            <text:p>161058</text:p>
          </table:table-cell>
          <table:table-cell office:value-type="float" office:value="75341" calcext:value-type="float">
            <text:p>75341</text:p>
          </table:table-cell>
          <table:table-cell office:value-type="float" office:value="85717" calcext:value-type="float">
            <text:p>85717</text:p>
          </table:table-cell>
          <table:table-cell/>
          <table:table-cell office:value-type="float" office:value="430205" calcext:value-type="float">
            <text:p>430205</text:p>
          </table:table-cell>
          <table:table-cell office:value-type="float" office:value="194083" calcext:value-type="float">
            <text:p>194083</text:p>
          </table:table-cell>
          <table:table-cell office:value-type="float" office:value="236122" calcext:value-type="float">
            <text:p>236122</text:p>
          </table:table-cell>
          <table:table-cell/>
          <table:table-cell table:formula="of:=[.M24]/([.E24]+[.I24]+[.M24])" office:value-type="percentage" office:value="0.642538566409875" calcext:value-type="percentage">
            <text:p>64.25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98349" calcext:value-type="float">
            <text:p>98349</text:p>
          </table:table-cell>
          <table:table-cell office:value-type="float" office:value="55435" calcext:value-type="float">
            <text:p>55435</text:p>
          </table:table-cell>
          <table:table-cell office:value-type="float" office:value="42914" calcext:value-type="float">
            <text:p>42914</text:p>
          </table:table-cell>
          <table:table-cell/>
          <table:table-cell office:value-type="float" office:value="158799" calcext:value-type="float">
            <text:p>158799</text:p>
          </table:table-cell>
          <table:table-cell office:value-type="float" office:value="75766" calcext:value-type="float">
            <text:p>75766</text:p>
          </table:table-cell>
          <table:table-cell office:value-type="float" office:value="83033" calcext:value-type="float">
            <text:p>83033</text:p>
          </table:table-cell>
          <table:table-cell/>
          <table:table-cell office:value-type="float" office:value="430509" calcext:value-type="float">
            <text:p>430509</text:p>
          </table:table-cell>
          <table:table-cell office:value-type="float" office:value="193994" calcext:value-type="float">
            <text:p>193994</text:p>
          </table:table-cell>
          <table:table-cell office:value-type="float" office:value="236515" calcext:value-type="float">
            <text:p>236515</text:p>
          </table:table-cell>
          <table:table-cell/>
          <table:table-cell table:formula="of:=[.M25]/([.E25]+[.I25]+[.M25])" office:value-type="percentage" office:value="0.652523574885091" calcext:value-type="percentage">
            <text:p>65.25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01600" calcext:value-type="float">
            <text:p>101600</text:p>
          </table:table-cell>
          <table:table-cell office:value-type="float" office:value="55717" calcext:value-type="float">
            <text:p>55717</text:p>
          </table:table-cell>
          <table:table-cell office:value-type="float" office:value="45883" calcext:value-type="float">
            <text:p>45883</text:p>
          </table:table-cell>
          <table:table-cell/>
          <table:table-cell office:value-type="float" office:value="160412" calcext:value-type="float">
            <text:p>160412</text:p>
          </table:table-cell>
          <table:table-cell office:value-type="float" office:value="73512" calcext:value-type="float">
            <text:p>73512</text:p>
          </table:table-cell>
          <table:table-cell office:value-type="float" office:value="86900" calcext:value-type="float">
            <text:p>86900</text:p>
          </table:table-cell>
          <table:table-cell/>
          <table:table-cell office:value-type="float" office:value="437463" calcext:value-type="float">
            <text:p>437463</text:p>
          </table:table-cell>
          <table:table-cell office:value-type="float" office:value="197778" calcext:value-type="float">
            <text:p>197778</text:p>
          </table:table-cell>
          <table:table-cell office:value-type="float" office:value="239685" calcext:value-type="float">
            <text:p>239685</text:p>
          </table:table-cell>
          <table:table-cell/>
          <table:table-cell table:formula="of:=[.M26]/([.E26]+[.I26]+[.M26])" office:value-type="percentage" office:value="0.643504945391282" calcext:value-type="percentage">
            <text:p>64.35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09826" calcext:value-type="float">
            <text:p>109826</text:p>
          </table:table-cell>
          <table:table-cell office:value-type="float" office:value="61445" calcext:value-type="float">
            <text:p>61445</text:p>
          </table:table-cell>
          <table:table-cell office:value-type="float" office:value="48381" calcext:value-type="float">
            <text:p>48381</text:p>
          </table:table-cell>
          <table:table-cell/>
          <table:table-cell office:value-type="float" office:value="164872" calcext:value-type="float">
            <text:p>164872</text:p>
          </table:table-cell>
          <table:table-cell office:value-type="float" office:value="76282" calcext:value-type="float">
            <text:p>76282</text:p>
          </table:table-cell>
          <table:table-cell office:value-type="float" office:value="88590" calcext:value-type="float">
            <text:p>88590</text:p>
          </table:table-cell>
          <table:table-cell/>
          <table:table-cell office:value-type="float" office:value="452474" calcext:value-type="float">
            <text:p>452474</text:p>
          </table:table-cell>
          <table:table-cell office:value-type="float" office:value="206353" calcext:value-type="float">
            <text:p>206353</text:p>
          </table:table-cell>
          <table:table-cell office:value-type="float" office:value="246121" calcext:value-type="float">
            <text:p>246121</text:p>
          </table:table-cell>
          <table:table-cell/>
          <table:table-cell table:formula="of:=[.M27]/([.E27]+[.I27]+[.M27])" office:value-type="percentage" office:value="0.642459252607729" calcext:value-type="percentage">
            <text:p>64.25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114327" calcext:value-type="float">
            <text:p>114327</text:p>
          </table:table-cell>
          <table:table-cell office:value-type="float" office:value="65038" calcext:value-type="float">
            <text:p>65038</text:p>
          </table:table-cell>
          <table:table-cell office:value-type="float" office:value="49289" calcext:value-type="float">
            <text:p>49289</text:p>
          </table:table-cell>
          <table:table-cell/>
          <table:table-cell office:value-type="float" office:value="169467" calcext:value-type="float">
            <text:p>169467</text:p>
          </table:table-cell>
          <table:table-cell office:value-type="float" office:value="79614" calcext:value-type="float">
            <text:p>79614</text:p>
          </table:table-cell>
          <table:table-cell office:value-type="float" office:value="89853" calcext:value-type="float">
            <text:p>89853</text:p>
          </table:table-cell>
          <table:table-cell/>
          <table:table-cell office:value-type="float" office:value="449156" calcext:value-type="float">
            <text:p>449156</text:p>
          </table:table-cell>
          <table:table-cell office:value-type="float" office:value="203160" calcext:value-type="float">
            <text:p>203160</text:p>
          </table:table-cell>
          <table:table-cell office:value-type="float" office:value="245996" calcext:value-type="float">
            <text:p>245996</text:p>
          </table:table-cell>
          <table:table-cell/>
          <table:table-cell table:formula="of:=[.M28]/([.E28]+[.I28]+[.M28])" office:value-type="percentage" office:value="0.638721704947318" calcext:value-type="percentage">
            <text:p>63.87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08640" calcext:value-type="float">
            <text:p>108640</text:p>
          </table:table-cell>
          <table:table-cell office:value-type="float" office:value="62184" calcext:value-type="float">
            <text:p>62184</text:p>
          </table:table-cell>
          <table:table-cell office:value-type="float" office:value="46456" calcext:value-type="float">
            <text:p>46456</text:p>
          </table:table-cell>
          <table:table-cell/>
          <table:table-cell office:value-type="float" office:value="164032" calcext:value-type="float">
            <text:p>164032</text:p>
          </table:table-cell>
          <table:table-cell office:value-type="float" office:value="77364" calcext:value-type="float">
            <text:p>77364</text:p>
          </table:table-cell>
          <table:table-cell office:value-type="float" office:value="86668" calcext:value-type="float">
            <text:p>86668</text:p>
          </table:table-cell>
          <table:table-cell/>
          <table:table-cell office:value-type="float" office:value="455338" calcext:value-type="float">
            <text:p>455338</text:p>
          </table:table-cell>
          <table:table-cell office:value-type="float" office:value="206151" calcext:value-type="float">
            <text:p>206151</text:p>
          </table:table-cell>
          <table:table-cell office:value-type="float" office:value="249187" calcext:value-type="float">
            <text:p>249187</text:p>
          </table:table-cell>
          <table:table-cell/>
          <table:table-cell table:formula="of:=[.M29]/([.E29]+[.I29]+[.M29])" office:value-type="percentage" office:value="0.651791342650355" calcext:value-type="percentage">
            <text:p>65.18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08614" calcext:value-type="float">
            <text:p>108614</text:p>
          </table:table-cell>
          <table:table-cell office:value-type="float" office:value="61150" calcext:value-type="float">
            <text:p>61150</text:p>
          </table:table-cell>
          <table:table-cell office:value-type="float" office:value="47464" calcext:value-type="float">
            <text:p>47464</text:p>
          </table:table-cell>
          <table:table-cell/>
          <table:table-cell office:value-type="float" office:value="163695" calcext:value-type="float">
            <text:p>163695</text:p>
          </table:table-cell>
          <table:table-cell office:value-type="float" office:value="75873" calcext:value-type="float">
            <text:p>75873</text:p>
          </table:table-cell>
          <table:table-cell office:value-type="float" office:value="87822" calcext:value-type="float">
            <text:p>87822</text:p>
          </table:table-cell>
          <table:table-cell/>
          <table:table-cell office:value-type="float" office:value="454234" calcext:value-type="float">
            <text:p>454234</text:p>
          </table:table-cell>
          <table:table-cell office:value-type="float" office:value="205928" calcext:value-type="float">
            <text:p>205928</text:p>
          </table:table-cell>
          <table:table-cell office:value-type="float" office:value="248306" calcext:value-type="float">
            <text:p>248306</text:p>
          </table:table-cell>
          <table:table-cell/>
          <table:table-cell table:formula="of:=[.M30]/([.E30]+[.I30]+[.M30])" office:value-type="percentage" office:value="0.647317983691005" calcext:value-type="percentage">
            <text:p>64.73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01099" calcext:value-type="float">
            <text:p>101099</text:p>
          </table:table-cell>
          <table:table-cell office:value-type="float" office:value="56631" calcext:value-type="float">
            <text:p>56631</text:p>
          </table:table-cell>
          <table:table-cell office:value-type="float" office:value="44468" calcext:value-type="float">
            <text:p>44468</text:p>
          </table:table-cell>
          <table:table-cell/>
          <table:table-cell office:value-type="float" office:value="159259" calcext:value-type="float">
            <text:p>159259</text:p>
          </table:table-cell>
          <table:table-cell office:value-type="float" office:value="74660" calcext:value-type="float">
            <text:p>74660</text:p>
          </table:table-cell>
          <table:table-cell office:value-type="float" office:value="84599" calcext:value-type="float">
            <text:p>84599</text:p>
          </table:table-cell>
          <table:table-cell/>
          <table:table-cell office:value-type="float" office:value="432809" calcext:value-type="float">
            <text:p>432809</text:p>
          </table:table-cell>
          <table:table-cell office:value-type="float" office:value="196075" calcext:value-type="float">
            <text:p>196075</text:p>
          </table:table-cell>
          <table:table-cell office:value-type="float" office:value="236734" calcext:value-type="float">
            <text:p>236734</text:p>
          </table:table-cell>
          <table:table-cell/>
          <table:table-cell table:formula="of:=[.M31]/([.E31]+[.I31]+[.M31])" office:value-type="percentage" office:value="0.647166082104751" calcext:value-type="percentage">
            <text:p>64.72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02527" calcext:value-type="float">
            <text:p>102527</text:p>
          </table:table-cell>
          <table:table-cell office:value-type="float" office:value="57092" calcext:value-type="float">
            <text:p>57092</text:p>
          </table:table-cell>
          <table:table-cell office:value-type="float" office:value="45435" calcext:value-type="float">
            <text:p>45435</text:p>
          </table:table-cell>
          <table:table-cell/>
          <table:table-cell office:value-type="float" office:value="163147" calcext:value-type="float">
            <text:p>163147</text:p>
          </table:table-cell>
          <table:table-cell office:value-type="float" office:value="76128" calcext:value-type="float">
            <text:p>76128</text:p>
          </table:table-cell>
          <table:table-cell office:value-type="float" office:value="87019" calcext:value-type="float">
            <text:p>87019</text:p>
          </table:table-cell>
          <table:table-cell/>
          <table:table-cell office:value-type="float" office:value="432252" calcext:value-type="float">
            <text:p>432252</text:p>
          </table:table-cell>
          <table:table-cell office:value-type="float" office:value="195696" calcext:value-type="float">
            <text:p>195696</text:p>
          </table:table-cell>
          <table:table-cell office:value-type="float" office:value="236556" calcext:value-type="float">
            <text:p>236556</text:p>
          </table:table-cell>
          <table:table-cell/>
          <table:table-cell table:formula="of:=[.M32]/([.E32]+[.I32]+[.M32])" office:value-type="percentage" office:value="0.641055797945855" calcext:value-type="percentage">
            <text:p>64.11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99388" calcext:value-type="float">
            <text:p>99388</text:p>
          </table:table-cell>
          <table:table-cell office:value-type="float" office:value="54851" calcext:value-type="float">
            <text:p>54851</text:p>
          </table:table-cell>
          <table:table-cell office:value-type="float" office:value="44537" calcext:value-type="float">
            <text:p>44537</text:p>
          </table:table-cell>
          <table:table-cell/>
          <table:table-cell office:value-type="float" office:value="158213" calcext:value-type="float">
            <text:p>158213</text:p>
          </table:table-cell>
          <table:table-cell office:value-type="float" office:value="72576" calcext:value-type="float">
            <text:p>72576</text:p>
          </table:table-cell>
          <table:table-cell office:value-type="float" office:value="85637" calcext:value-type="float">
            <text:p>85637</text:p>
          </table:table-cell>
          <table:table-cell/>
          <table:table-cell office:value-type="float" office:value="438822" calcext:value-type="float">
            <text:p>438822</text:p>
          </table:table-cell>
          <table:table-cell office:value-type="float" office:value="198922" calcext:value-type="float">
            <text:p>198922</text:p>
          </table:table-cell>
          <table:table-cell office:value-type="float" office:value="239900" calcext:value-type="float">
            <text:p>239900</text:p>
          </table:table-cell>
          <table:table-cell/>
          <table:table-cell table:formula="of:=[.M33]/([.E33]+[.I33]+[.M33])" office:value-type="percentage" office:value="0.648248728632652" calcext:value-type="percentage">
            <text:p>64.82%</text:p>
          </table:table-cell>
        </table:table-row>
        <table:table-row table:style-name="ro1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647386438434464" calcext:value-type="percentage">
            <text:p>64.7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10:48:20.108205487</dc:date>
    <meta:editing-duration>PT1M19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